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58mm"/>
    </style:style>
    <style:style style:name="co2" style:family="table-column">
      <style:table-column-properties fo:break-before="auto" style:column-width="13.88mm"/>
    </style:style>
    <style:style style:name="co3" style:family="table-column">
      <style:table-column-properties fo:break-before="auto" style:column-width="78.1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4mm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7">
      <style:text-properties fo:font-size="12pt" style:font-size-asian="12pt" style:font-size-complex="12pt"/>
    </style:style>
  </office:automatic-styles>
  <office:body>
    <office:spreadsheet>
      <table:table table:name="vo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4" table:number-columns-repeated="1017" table:default-cell-style-name="ce1"/>
        <table:table-row table:style-name="ro1">
          <table:table-cell office:value-type="string" calcext:value-type="string">
            <text:p>lati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c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CTION 1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lam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mācron</text:p>
          </table:table-cell>
          <table:table-cell office:value-type="string" calcext:value-type="string">
            <text:p>altR+shift+3</text:p>
          </table:table-cell>
          <table:table-cell office:value-type="string" calcext:value-type="string">
            <text:p>altR+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propinq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pproach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brachia</text:p>
          </table:table-cell>
          <table:table-cell office:value-type="string" calcext:value-type="string">
            <text:p>altR+shift+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ute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ecretly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r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 return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si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run abo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ncti (nom)</text:p>
          </table:table-cell>
          <table:table-cell/>
          <table:table-cell office:value-type="string" calcext:value-type="string">
            <text:p>everyon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im</text:p>
          </table:table-cell>
          <table:table-cell/>
          <table:table-cell office:value-type="string" calcext:value-type="string">
            <text:p>for, becaus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quis (nom)</text:p>
          </table:table-cell>
          <table:table-cell/>
          <table:table-cell office:value-type="string" calcext:value-type="string">
            <text:p>anyon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rcifer</text:p>
          </table:table-cell>
          <table:table-cell/>
          <table:table-cell office:value-type="string" calcext:value-type="string">
            <text:p>rascal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</text:p>
          </table:table-cell>
          <table:table-cell/>
          <table:table-cell office:value-type="string" calcext:value-type="string">
            <text:p>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 et illuc</text:p>
          </table:table-cell>
          <table:table-cell/>
          <table:table-cell office:value-type="string" calcext:value-type="string">
            <text:p>here and t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it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lluc</text:p>
          </table:table-cell>
          <table:table-cell/>
          <table:table-cell office:value-type="string" calcext:value-type="string">
            <text:p>t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mo</text:p>
          </table:table-cell>
          <table:table-cell/>
          <table:table-cell office:value-type="string" calcext:value-type="string">
            <text:p>more precisely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m</text:p>
          </table:table-cell>
          <table:table-cell/>
          <table:table-cell office:value-type="string" calcext:value-type="string">
            <text:p>for, becaus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ec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seech, beg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gives off a smell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fac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niff o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ius</text:p>
          </table:table-cell>
          <table:table-cell/>
          <table:table-cell office:value-type="string" calcext:value-type="string">
            <text:p>first, beforehand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at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so, too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1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pile, heap up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a (nom)</text:p>
          </table:table-cell>
          <table:table-cell/>
          <table:table-cell office:value-type="string" calcext:value-type="string">
            <text:p>altar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ide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inde</text:p>
          </table:table-cell>
          <table:table-cell/>
          <table:table-cell office:value-type="string" calcext:value-type="string">
            <text:p>then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ves (nom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g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oorrah!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urr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rcl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y Hercules!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erum</text:p>
          </table:table-cell>
          <table:table-cell/>
          <table:table-cell office:value-type="string" calcext:value-type="string">
            <text:p>again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rum</text:p>
          </table:table-cell>
          <table:table-cell/>
          <table:table-cell office:value-type="string" calcext:value-type="string">
            <text:p>amazing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m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learl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terea</text:p>
          </table:table-cell>
          <table:table-cell/>
          <table:table-cell office:value-type="string" calcext:value-type="string">
            <text:p>besides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y?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lice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videntl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p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m astonished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en</text:p>
          </table:table-cell>
          <table:table-cell/>
          <table:table-cell office:value-type="string" calcext:value-type="string">
            <text:p>however, but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dem</text:p>
          </table:table-cell>
          <table:table-cell/>
          <table:table-cell office:value-type="string" calcext:value-type="string">
            <text:p>at length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1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 away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 approaches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l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st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stand around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trum (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vitum</text:p>
          </table:table-cell>
          <table:table-cell/>
          <table:table-cell office:value-type="string" calcext:value-type="string">
            <text:p>of rich me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 nunc</text:p>
          </table:table-cell>
          <table:table-cell/>
          <table:table-cell office:value-type="string" calcext:value-type="string">
            <text:p>further still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u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e go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e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enter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qui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sa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o</text:p>
          </table:table-cell>
          <table:table-cell/>
          <table:table-cell office:value-type="string" calcext:value-type="string">
            <text:p>insid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u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willingl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tic</text:p>
          </table:table-cell>
          <table:table-cell/>
          <table:table-cell office:value-type="string" calcext:value-type="string">
            <text:p>ther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happ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mis</text:p>
          </table:table-cell>
          <table:table-cell/>
          <table:table-cell office:value-type="string" calcext:value-type="string">
            <text:p>too much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d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’m done for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pito</text:p>
          </table:table-cell>
          <table:table-cell/>
          <table:table-cell office:value-type="string" calcext:value-type="string">
            <text:p>back of head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lu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ut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h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op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ram 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pay attentio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i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’m lost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ere?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and still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m</text:p>
          </table:table-cell>
          <table:table-cell/>
          <table:table-cell office:value-type="string" calcext:value-type="string">
            <text:p>ar onc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b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at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1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ang about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cu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st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ceo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p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p keep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! tell!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bur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dorned with ivory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m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dal veils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ll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 full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</text:p>
          </table:table-cell>
          <table:table-cell/>
          <table:table-cell office:value-type="string" calcext:value-type="string">
            <text:p>so, thu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ord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ol wor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mbu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ker of ornamental hem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e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nen weav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ule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eev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</text:p>
          </table:table-cell>
          <table:table-cell/>
          <table:table-cell office:value-type="string" calcext:value-type="string">
            <text:p>and... not, neith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rygi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bbroider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testa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ter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urthermor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o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tail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e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sk, pleas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m?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mquam</text:p>
          </table:table-cell>
          <table:table-cell/>
          <table:table-cell office:value-type="string" calcext:value-type="string">
            <text:p>although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d</text:p>
          </table:table-cell>
          <table:table-cell/>
          <table:table-cell office:value-type="string" calcext:value-type="string">
            <text:p>becaus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c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rightly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n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rol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rophi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ler of breast band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ptus</text:p>
          </table:table-cell>
          <table:table-cell/>
          <table:table-cell office:value-type="string" calcext:value-type="string">
            <text:p>extravaganc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v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m</text:p>
          </table:table-cell>
          <table:table-cell/>
          <table:table-cell office:value-type="string" calcext:value-type="string">
            <text:p>then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1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egre</text:p>
          </table:table-cell>
          <table:table-cell/>
          <table:table-cell office:value-type="string" calcext:value-type="string">
            <text:p>hard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quus, a, um</text:p>
          </table:table-cell>
          <table:table-cell/>
          <table:table-cell office:value-type="string" calcext:value-type="string">
            <text:p>conte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ande</text:p>
          </table:table-cell>
          <table:table-cell/>
          <table:table-cell office:value-type="string" calcext:value-type="string">
            <text:p>ingratiating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s, bov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x, bull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bius, t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n doub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nora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emes, acts, deed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nus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eme, act, de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arr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us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y!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r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augh a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x</text:p>
          </table:table-cell>
          <table:table-cell/>
          <table:table-cell office:value-type="string" calcext:value-type="string">
            <text:p>soo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fari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hick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mnia (acc)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us (acc)</text:p>
          </table:table-cell>
          <table:table-cell/>
          <table:table-cell office:value-type="string" calcext:value-type="string">
            <text:p>burde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us (nom)</text:p>
          </table:table-cell>
          <table:table-cell/>
          <table:table-cell office:value-type="string" calcext:value-type="string">
            <text:p>ne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do, ord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nk, clas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m obviou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ertainly (by Pollux)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demand, ask in marriage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ra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imes, villain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us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ime, villai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itus, a, um</text:p>
          </table:table-cell>
          <table:table-cell/>
          <table:table-cell office:value-type="string" calcext:value-type="string">
            <text:p>sudden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nsc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ross over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ou wa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wa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1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os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ud (+acc)</text:p>
          </table:table-cell>
          <table:table-cell table:style-name="Default"/>
          <table:table-cell office:value-type="string" calcext:value-type="string">
            <text:p>at home of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atae!</text:p>
          </table:table-cell>
          <table:table-cell/>
          <table:table-cell office:value-type="string" calcext:value-type="string">
            <text:p>argh!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ax</text:p>
          </table:table-cell>
          <table:table-cell/>
          <table:table-cell office:value-type="string" calcext:value-type="string">
            <text:p>outrageou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take away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ut</text:p>
          </table:table-cell>
          <table:table-cell/>
          <table:table-cell office:value-type="string" calcext:value-type="string">
            <text:p>head, sourc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ollect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rehen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eiz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x, du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ll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as</text:p>
          </table:table-cell>
          <table:table-cell/>
          <table:table-cell office:value-type="string" calcext:value-type="string">
            <text:p>outsid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c</text:p>
          </table:table-cell>
          <table:table-cell/>
          <table:table-cell office:value-type="string" calcext:value-type="string">
            <text:p>thi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an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ptines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gens, tis</text:p>
          </table:table-cell>
          <table:table-cell/>
          <table:table-cell office:value-type="string" calcext:value-type="string">
            <text:p>hug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tico</text:p>
          </table:table-cell>
          <table:table-cell/>
          <table:table-cell office:value-type="string" calcext:value-type="string">
            <text:p>ther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pis, 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v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wash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end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i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disappeared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segmina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il clipping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... quid</text:p>
          </table:table-cell>
          <table:table-cell/>
          <table:table-cell office:value-type="string" calcext:value-type="string">
            <text:p>if... anything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know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ns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s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, vas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i</text:p>
          </table:table-cell>
          <table:table-cell/>
          <table:table-cell office:value-type="string" calcext:value-type="string">
            <text:p>when?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, ae</text:p>
          </table:table-cell>
          <table:table-cell/>
          <table:table-cell office:value-type="string" calcext:value-type="string">
            <text:p>road, way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CTION 1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te</text:p>
          </table:table-cell>
          <table:table-cell/>
          <table:table-cell office:value-type="string" calcext:value-type="string">
            <text:p>without doub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rto</text:p>
          </table:table-cell>
          <table:table-cell/>
          <table:table-cell office:value-type="string" calcext:value-type="string">
            <text:p>for a fac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liev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ru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stos, dis</text:p>
          </table:table-cell>
          <table:table-cell/>
          <table:table-cell office:value-type="string" calcext:value-type="string">
            <text:p>guar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depol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y pollux!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!</text:p>
          </table:table-cell>
          <table:table-cell/>
          <table:table-cell office:value-type="string" calcext:value-type="string">
            <text:p>here you are!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nun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t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onfes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osco</text:p>
          </table:table-cell>
          <table:table-cell table:style-name="Default" office:value-type="string" calcext:value-type="string">
            <text:p>v</text:p>
          </table:table-cell>
          <table:table-cell office:value-type="string" calcext:value-type="string">
            <text:p>I pardo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v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fin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rep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reep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e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c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is permitted to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mbri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os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uis</text:p>
          </table:table-cell>
          <table:table-cell/>
          <table:table-cell office:value-type="string" calcext:value-type="string">
            <text:p>whatever he like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and back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rsum</text:p>
          </table:table-cell>
          <table:table-cell/>
          <table:table-cell office:value-type="string" calcext:value-type="string">
            <text:p>agai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lace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ma uirtue</text:p>
          </table:table-cell>
          <table:table-cell/>
          <table:table-cell office:value-type="string" calcext:value-type="string">
            <text:p>of great uprightnes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l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 table:number-rows-repeated="33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38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34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58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62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44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54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10479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ol1_sort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3">
          <table:table-cell office:value-type="string" calcext:value-type="string">
            <text:p>lati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tag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b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o awa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ī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 away!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īt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 away!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su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e ou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ip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ccep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ūs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ccus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dd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iuv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elp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minist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ook aft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su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e her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difi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uil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ger, gra, g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ck, ill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i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move, to impe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nos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ecogniz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c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rico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rm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i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ter, tera, te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bul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al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īc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friendly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ic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ien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āmit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os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phitheātr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phitheatr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cil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ave-girl, mai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īq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cien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ānul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n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er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op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odȳtēr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nging room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ār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ppea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chitec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ilder, architec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d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e on fir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ēnā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nd, aren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gentāri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k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gūmen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of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i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s, donkey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āthlē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hlet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ātri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rium, main roo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on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stonishe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c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tho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acissim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ery bold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ac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bol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ea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xil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lp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vār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is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ba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y!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bar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arbarian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silic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u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nig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kin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s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as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stiārius, 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ast-fighters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b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rin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e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l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ev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ndidā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ndidat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n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in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rasp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dex, i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ckhead, idiot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p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nkeep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t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autiousl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ēb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elebrat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er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quickl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errime, a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fas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ēl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id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ē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ē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ave dinn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nturi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nturio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ē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x table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rv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b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rcunspec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ook roun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īv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tize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ā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ho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ām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ut, uproa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u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los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ōgi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nsid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mit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nnec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mō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oved, arouse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l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fill up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ō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rrange, to compos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rehen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rres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fa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make togeth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ent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gre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l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a, plan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pi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observ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ōnsū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a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en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urr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enti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gument, disput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en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atisfie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rōvers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bat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ven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ather, to meet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vin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nvince, to convic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qu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o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qu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o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tīdi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ail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ē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trust, to have faith in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īn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i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bicu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droom, cub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īnā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tch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m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with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p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an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ūr?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y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ook aft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u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stod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u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bout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b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ow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cip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eceiv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i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throw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i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lec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leas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l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estro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narius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in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pō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eposi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ser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erte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sis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top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spē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espai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ēstrin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raw, to unsheath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ī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a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es, ē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ligen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arefull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ce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epart, to leav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īs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ear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uoit, discus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sent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rgu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īves, it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ich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īvīs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rson hired to bribe electors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iv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each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ducated, skilfu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l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ur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i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dam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i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st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ōn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f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rm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lee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ū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ea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fro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c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ook!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resent, to bring forth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ffug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scap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o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heu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h dear! oh no!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li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hoos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mit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throw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u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o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rā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ras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sur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e hungr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g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urray!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vānes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vanish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vī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voi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ēvol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fly awa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ci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xcit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clā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hou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et o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ped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ghtly arme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pli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xplai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pec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ai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rah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raw ou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ābu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ry, pla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l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asil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mak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u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pport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v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favour, to give support to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ēle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lix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ucky, happ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ēmi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me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arr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ōc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ercel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x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rocious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ī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urr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de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aithfu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īli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ass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perhaps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tron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brav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erce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ā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roken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āter, t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th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oa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ūstrā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 vai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g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un away, to fle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ūr, fū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e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rcifer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coundrel!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st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ub, stic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s, gen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mily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ear, to dress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diā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adiato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d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wor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dius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wor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ā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anks, obligation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av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erious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s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tast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b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av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bi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iv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ur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mpt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r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yesterda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īc, haec, hō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is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di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oda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mō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rt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rd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pes, i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es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ū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er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ac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ie dow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ān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o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b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it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refor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āv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lazi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āv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wardly, laz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lle, a, u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a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itā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itato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r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pir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ri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res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cend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aze, fir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ci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urge o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du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ut on, to dress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īnfāns, īnfan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fēlix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lucky, unhapp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gens, t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ug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imīc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nem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qu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a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īnsā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d, craz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cripti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riting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pi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xami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ti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dlar, street vendo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lle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understan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nt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losely, carefull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rfi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murd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ent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ō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u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ven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iscove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vī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invit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īrāt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angr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īrā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, ea, 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he, she, i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 this wa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er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gai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dex, i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dg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ven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oung ma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bō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or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crim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r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et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appil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e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app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mb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ick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pide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de of ston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ti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at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āt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ar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u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rais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ct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ch, be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a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o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ber, br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ber, era, er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īberā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generous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īberāl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generous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īb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et fre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ber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-slave, freedma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g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guag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c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ong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ūc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hin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ū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o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p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l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nific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agnificentl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nific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gnificent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i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jor, or, u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igg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ā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 the morning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emai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rī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sban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ā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x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larg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ddl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lior, u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ett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ndac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deceitful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ndax, dā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a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ēnsā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bl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rcā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rcha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y, min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imē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o!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īrābil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xtraordinary, strang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an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athetic, pitiful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si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 release, sending awa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en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n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untai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r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ath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rt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a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x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l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uc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rmillō, nī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villy armed gladiato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ūr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ll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ār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tell, to narrat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ās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s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ātā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f one's birth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u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ilo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āv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ip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kil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hin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mi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xcessiv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cept, unless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ōbil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obl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ō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ō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ster, tra, t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u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v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w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x, noc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gh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l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m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u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w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qu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ev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nnounc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sseng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dorm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 fall asleep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ff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offe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fac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mell, to snif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ōli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me time ago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mnis, 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tim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ery wel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t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good, excelle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ōrāti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eech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sten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how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tio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dl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e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mos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laest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ym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ān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ea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cē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are me!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repar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v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tor, o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pher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per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oo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per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poo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āv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acoc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x, pā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ac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cūn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e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d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through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cut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trik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īculō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angerous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terr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errifie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ēs, pe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ba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stis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est!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eek, to attac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ilosoph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ilosoph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ctū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ctur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n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ain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scī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nd, pool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s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k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c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leas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u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pplau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ē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e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lex, i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um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ō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u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ns, n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dg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r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t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r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t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rticus, ū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onnad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r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arr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rtus, ū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rbou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fter, behind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eā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fterwards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qu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hen, aft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rēmō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nall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rīdi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 next da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ul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laim, to deman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m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fit, rewar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ī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irs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b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rov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b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nes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ōcē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dvance, to procee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ōmit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promis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ea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ri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articular, prop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ōvo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halleng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el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r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er, er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g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gh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g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figh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lcher, chra, ch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eautifu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lcher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beautiful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ls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knock, to bea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ȳramis, i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yrami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ook fo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m, quam, quo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ē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ie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?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ō?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ere?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becaus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s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p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eize, to grab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cumb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ecli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ive bac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me back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ēs, r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ng, cas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pond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epl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ētiārius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-fight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etin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old back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ven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etur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hētor, o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ach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d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mile, to laug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dicu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idiculous, sil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o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sk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ōmā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oma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rus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e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fte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l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jum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lū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ree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lvē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llo!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nguis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o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ti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noug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s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o tea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rib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ri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rip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rit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cun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con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d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i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ēmisom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alf asleep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p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way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ēnā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nato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ex, se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ld ma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ior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ld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ten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inion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pens, en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nak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v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keep, to sav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v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av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bi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himself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gn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al, sig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lv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ods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llicitūs, a, 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turbed, worrie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ō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on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n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oun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rd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rt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r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st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tācu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ectac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look a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ī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or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lend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plendi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t onc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tu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ēl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r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nor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il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nci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tan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ō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ess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lt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stupi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l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tupid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āv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weetl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itō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ddenl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p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overcom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rg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get u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scip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upport, to undertak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sur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hisp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s, thei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ber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p, in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blin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dy, offic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c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ilen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cit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ilentl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e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ev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s much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n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ol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rr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frighte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tnes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heātr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atr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hermae, ār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ths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m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fea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mid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ervously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tul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tice, titl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g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g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ā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eliver, to hand ov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h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dra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iclīniō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ing roo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ist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a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ū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you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ū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you (sing.)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b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mpe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ic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ni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b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w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bulen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gitate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your, yours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i?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ere?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ī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verywher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lul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how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mb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os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ū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ng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bs, urb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w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ūtil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useful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x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f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āg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ry, to wai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ldē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trongl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lē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od bye!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hemen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iolentl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ēnātio, ō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nting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nd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el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ni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om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b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trik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ipel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hat changes its ski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tur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ēx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anno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ā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ee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b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av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ctor, ō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nn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e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īll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us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n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r, virī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īsit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visi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tup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urs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v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e aliv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c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al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ō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you (pl.)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ulnerō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woun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number-rows-repeated="1048037">
          <table:table-cell table:number-columns-repeated="1024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vol1.A105:vol1.C13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vol1_sorted.A1:vol1_sorted.D52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 style:data-style-name="N2" text:time-value="16:59:33.452970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Dantas</meta:initial-creator>
    <meta:creation-date>2016-07-20T23:21:00.363374305</meta:creation-date>
    <meta:generator>LibreOffice/5.1.6.2$Linux_X86_64 LibreOffice_project/10m0$Build-2</meta:generator>
    <dc:date>2017-12-01T18:46:34.488090776</dc:date>
    <meta:editing-duration>P8DT9H1M47S</meta:editing-duration>
    <meta:editing-cycles>121</meta:editing-cycles>
    <meta:document-statistic meta:table-count="2" meta:cell-count="2733" meta:object-count="0"/>
  </office:meta>
</office:document-meta>
</file>